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d8004" officeooo:paragraph-rsid="001d8004"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1ee8d4" officeooo:paragraph-rsid="001ee8d4"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1f8abf" officeooo:paragraph-rsid="001f8abf" style:font-weight-asian="normal" style:font-weight-complex="normal"/>
    </style:style>
    <style:style style:name="P4" style:family="paragraph" style:parent-style-name="Standard">
      <style:paragraph-properties fo:text-align="justify" style:justify-single-word="false"/>
      <style:text-properties style:text-underline-style="none" fo:font-weight="bold" officeooo:rsid="001ee8d4" officeooo:paragraph-rsid="001ee8d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f8abf" style:font-weight-asian="normal" style:font-weight-complex="normal"/>
    </style:style>
    <style:style style:name="T3" style:family="text">
      <style:text-properties fo:font-weight="normal" officeooo:rsid="0020949c"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0949c" style:font-weight-asian="bold" style:font-weight-complex="bold"/>
    </style:style>
    <style:style style:name="T6" style:family="text">
      <style:text-properties officeooo:rsid="001f8abf"/>
    </style:style>
    <style:style style:name="T7" style:family="text">
      <style:text-properties officeooo:rsid="002094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IQUETAS DE CONTENIDO</text:p>
      <text:p text:style-name="P1"/>
      <text:p text:style-name="P2">Las etiquetas de contenido permiten añadir contenido que no sea texto plano en nuestra web, además de conceptos importantes a la hora de trabajar con HTML.</text:p>
      <text:p text:style-name="P2"/>
      <text:p text:style-name="P4">&lt;img src=”” /&gt;<text:span text:style-name="T1"> Permite añadir una imagen a nuestra web. Debemos indicar entre las comillas del atributo SRC el lugar donde se encuentra la imagen. En el caso de tenerla descargada, debemos indicar la ruta completa del lugar donde esté almacenada la imagen, en caso contrario, indicar el link completo entre las comillas.</text:span></text:p>
      <text:p text:style-name="P4"><text:span text:style-name="T1"/></text:p>
      <text:p text:style-name="P4">&lt;a href=””&gt; <text:span text:style-name="T1">Convierte el texto en enlaces válidos. <text:s/>Indicar entre las comillas la ruta o enlace donde nos llevará y el texto a mostrar después del símbolo &gt; en la apertura de la etiqueta <text:s/></text:span>&lt;/a&gt;</text:p>
      <text:p text:style-name="P4"/>
      <text:p text:style-name="P4">&lt;form&gt;<text:span text:style-name="T1">Permite crear formularios en nuestra página web donde solicitar datos a los visitantes</text:span>&lt;/form&gt;</text:p>
      <text:p text:style-name="P4"/>
      <text:p text:style-name="P4">&lt;input /&gt; <text:span text:style-name="T1">Nos proporciona un campo donde el usuario puede proporcionar información. Usando el atributo </text:span>type<text:span text:style-name="T1"> nos va a permitir seleccionar el tipo de información que le vamos a requerir al usuario. </text:span><text:span text:style-name="T2">El atributo </text:span><text:span text:style-name="T6">name”nombre de la variable”</text:span><text:span text:style-name="T2"> hará saber a nuestro código el dato que el usuario ha introducido en el input. El atributo </text:span><text:span text:style-name="T6">number”nombre de la variable” </text:span><text:span text:style-name="T2">nos indica que se va a pedir un dígito numérico, en lugar de letras. El atributo <text:s/></text:span><text:span text:style-name="T6">password</text:span><text:span text:style-name="T2"> nos permite solicitar al usuario una contraseña, ocultando los caracteres con </text:span><text:span text:style-name="T6">*</text:span><text:span text:style-name="T2">. <text:s/></text:span><text:span text:style-name="T3">el atributo </text:span><text:span text:style-name="T7">placeholder=””</text:span><text:span text:style-name="T3"> nos permite colocar un texto dentro del campo del input.</text:span></text:p>
      <text:p text:style-name="P4"><text:span text:style-name="T1"/></text:p>
      <text:p text:style-name="P4">&lt;<text:span text:style-name="T6">label&gt; </text:span><text:span text:style-name="T2">Va a indicar qué dato estamos solicitando al usuario. Para que el código entienda qué dato concreto debe tomar, se usa el atributo</text:span><text:span text:style-name="T6"> for=””</text:span><text:span text:style-name="T2"> donde entre las comillas se indica el nombre de la variable indicada en el atributo del input</text:span><text:span text:style-name="T6"> &lt;/label&gt;</text:span></text:p>
      <text:p text:style-name="P4"/>
      <text:p text:style-name="P3">Usando la etiqueta <text:span text:style-name="T4">&lt;div&gt; </text:span>podemos colocar cada input uno sobre otro, en lugar de uno al lado del otro.</text:p>
      <text:p text:style-name="P3"/>
      <text:p text:style-name="P3"><text:span text:style-name="T4">&lt;button&gt;</text:span> nos permite crear botones interactivos en nuestra web <text:s/><text:span text:style-name="T7">que envían la información solicitada al lugar establecido siempre que se encuentre dentro de la etiqueta </text:span><text:span text:style-name="T5">&lt;form&gt; </text:span><text:span text:style-name="T4">&lt;/button&gt;</text:span></text:p>
      <text:p text:style-name="P3"><text:span text:style-name="T4"/></text:p>
      <text:p text:style-name="P3"><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20:18:52.286928247</meta:creation-date>
    <dc:date>2024-08-14T20:50:38.138558735</dc:date>
    <meta:editing-duration>PT7M1S</meta:editing-duration>
    <meta:editing-cycles>2</meta:editing-cycles>
    <meta:generator>LibreOffice/24.2.5.2$Linux_X86_64 LibreOffice_project/420$Build-2</meta:generator>
    <meta:print-date>2024-08-14T20:51:45.544521586</meta:print-date>
    <meta:printed-by>PDF files</meta:printed-by>
    <meta:document-statistic meta:table-count="0" meta:image-count="0" meta:object-count="0" meta:page-count="1" meta:paragraph-count="9" meta:word-count="320" meta:character-count="1936" meta:non-whitespace-character-count="1620"/>
  </office:meta>
</office:document-meta>
</file>